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7352286934767361475"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7510151130170530871"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1439795170165368034"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7339035727207798668"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07877757479857868"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7628307973512046546" text:style-name="L6">
        <text:list-item>
          <text:list>
            <text:list-header>
              <text:p text:style-name="P143"><text:span text:style-name="T1">warm up:</text:span> 0.2 mile jog and rest 2 minutes</text:p>
              <text:p text:style-name="P143"><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7098576067891460374"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6866123194761825517"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6498700" text:continue-list="list7098576067891460374"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00032864190351122"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16617"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98445"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6503182" text:continue-numbering="true" text:style-name="L9">
        <text:list-item>
          <text:list>
            <text:list-header>
              <text:p text:style-name="P144">Warm down: <text:span text:style-name="T2">0.25 mile jog home</text:span></text:p>
              <text:p text:style-name="P145"/>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6516828" text:continue-numbering="true" text:style-name="L9">
        <text:list-item>
          <text:list>
            <text:list-header>
              <text:p text:style-name="P145">Time for 4.8 miles: 56: 32, Ave Pace: 11:51/mile, Ave HR:118,-&gt;1399 heartbeats/Mile</text:p>
              <text:p text:style-name="P14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11027" text:continue-numbering="true" text:style-name="L9">
        <text:list-item>
          <text:list>
            <text:list-header>
              <text:p text:style-name="P145">Today Oct 13:</text:p>
              <text:p text:style-name="P145">Time for 4.8 miles: 59: 34, Ave Pace: 12:24.5/mile, Ave HR:108.5,-&gt;1345 heartbeats/Mile</text:p>
              <text:p text:style-name="P145">On Thur <text:s/>Oct 8, 2020: </text:p>
              <text:p text:style-name="P145">Time for 4.8 miles: 59: 55, Ave Pace: 12:29/mile, Ave HR:112,-&gt;1398 heartbeats/Mile</text:p>
              <text:p text:style-name="P146">On Oct 8 when going up hill, I ran until my HR was up to 120 bpm and then walked until my HR was 110 bpm and then repeated.</text:p>
              <text:p text:style-name="P146">On Oct 13 when going up hill, I ran until my HR was up to 115 bpm and then walked until my HR was 105 bpm and then repeated.</text:p>
              <text:p text:style-name="P147">On Oct 13 my average rate was faster and heartbeats/mile was lower. Therefore this scheme is better. I should repeat these two workouts and also try the following:</text:p>
              <text:p text:style-name="P146">When going up hill, run until my HR is up to 110 bpm and then walk until my HR is 100 bpm and repeat.</text:p>
              <text:p text:style-name="P14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4896034822388242472"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4529321907752092663"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479359039256018451"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09356" text:continue-numbering="true" text:style-name="L12">
        <text:list-item>
          <text:list>
            <text:list-header>
              <text:p text:style-name="P148">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80368193465927439" text:style-name="L13">
        <text:list-item>
          <text:list>
            <text:list-header>
              <text:p text:style-name="P139">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247222972969142915"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25854736534779017" text:style-name="L15">
        <text:list-item>
          <text:list>
            <text:list-header>
              <text:p text:style-name="P132">1.5 miles averaging about 9:40/mile and rest 1 min</text:p>
            </text:list-header>
          </text:list>
        </text:list-item>
      </text:list>
      <text:p text:style-name="P23">1 mile in 8:26 and rest 2 min</text:p>
      <text:list xml:id="list211013199884840537"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95204065433165570" text:style-name="L17">
        <text:list-item>
          <text:list>
            <text:list-header>
              <text:p text:style-name="P134">5.25 miles on roads and bike paths in Oosterwold</text:p>
              <text:p text:style-name="P140">Average pace: 11:08/mile</text:p>
              <text:p text:style-name="P14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93508" text:continue-numbering="true" text:style-name="L17">
        <text:list-item>
          <text:list>
            <text:list-header>
              <text:p text:style-name="P134">5.25 miles on roads and bike paths in Oosterwold</text:p>
              <text:p text:style-name="P140">Average pace: 9:52/mile</text:p>
              <text:p text:style-name="P140">Warm down: 0.25 miles</text:p>
            </text:list-header>
          </text:list>
        </text:list-item>
      </text:list>
      <text:p text:style-name="P10"/>
      <text:p text:style-name="P23">Tues May 17, 2022 no running</text:p>
      <text:list xml:id="list2186990991759078938"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75874647123370801"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1110545650011591273"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6495941" text:continue-list="list4075874647123370801" text:style-name="L19">
        <text:list-item>
          <text:list>
            <text:list-header>
              <text:p text:style-name="P136">(Pace*HR)=1240</text:p>
            </text:list-header>
          </text:list>
        </text:list-item>
      </text:list>
      <text:list xml:id="list36507032" text:continue-list="list2186990991759078938" text:style-name="L18">
        <text:list-item>
          <text:list>
            <text:list-header>
              <text:p text:style-name="P135">2 miles at 10:46/mile Ave HR= 121 bpm and rest a few minutes</text:p>
            </text:list-header>
          </text:list>
        </text:list-item>
      </text:list>
      <text:list xml:id="list36524045" text:continue-list="list36495941"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6513686"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44599855000013011"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463608371409635041"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4790430777787446042" text:style-name="L23">
        <text:list-item>
          <text:list>
            <text:list-header>
              <text:p text:style-name="P14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23"><text:span text:style-name="T22">Warm down: 0.25 miles home</text:span></text:p>
      <text:p text:style-name="P23"><text:span text:style-name="T2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span></text:p>
      <text:p text:style-name="P23"/>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text:soft-page-break/></text:p>
      <text:list xml:id="list5035590340555083105" text:style-name="L24">
        <text:list-item>
          <text:list>
            <text:list-header>
              <text:p text:style-name="P14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20T16:27:17.24</dc:date>
    <dc:creator>James Lombardi</dc:creator>
    <meta:editing-duration>P14DT23H33M15S</meta:editing-duration>
    <meta:editing-cycles>1218</meta:editing-cycles>
    <meta:generator>OpenOffice/4.1.2$Win32 OpenOffice.org_project/412m3$Build-9782</meta:generator>
    <meta:document-statistic meta:table-count="0" meta:image-count="9" meta:object-count="0" meta:page-count="131" meta:paragraph-count="3698" meta:word-count="40093" meta:character-count="205468"/>
  </office:meta>
</office:document-meta>
</file>